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eef7" officeooo:paragraph-rsid="001eeef7"/>
    </style:style>
    <style:style style:name="P2" style:family="paragraph" style:parent-style-name="Standard">
      <style:text-properties officeooo:rsid="0020c394" officeooo:paragraph-rsid="0020c394"/>
    </style:style>
    <style:style style:name="P3" style:family="paragraph" style:parent-style-name="Standard">
      <style:text-properties fo:font-weight="bold" officeooo:rsid="0020c394" officeooo:paragraph-rsid="0020c394" style:font-weight-asian="bold" style:font-weight-complex="bold"/>
    </style:style>
    <style:style style:name="P4" style:family="paragraph" style:parent-style-name="Standard">
      <style:text-properties fo:font-weight="normal" officeooo:rsid="00217037" officeooo:paragraph-rsid="00217037" style:font-weight-asian="normal" style:font-weight-complex="normal"/>
    </style:style>
    <style:style style:name="T1" style:family="text">
      <style:text-properties officeooo:rsid="001ee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a xlink:type="simple" xlink:href="https://apis.digital.gob.cl/dpa/" text:style-name="Internet_20_link" text:visited-style-name="Visited_20_Internet_20_Link"/></text:p>
      <text:p text:style-name="Title">apis chilenas</text:p>
      <text:p text:style-name="Text_20_body"><text:a xlink:type="simple" xlink:href="http://www.counterwise.cl/coleccion-de-web-apis-chilenas/" text:style-name="Internet_20_link" text:visited-style-name="Visited_20_Internet_20_Link">http://www.counterwise.cl/coleccion-de-web-apis-chilenas/</text:a></text:p>
      <text:p text:style-name="Standard"><text:a xlink:type="simple" xlink:href="https://apis.digital.gob.cl/dpa/" text:style-name="Internet_20_link" text:visited-style-name="Visited_20_Internet_20_Link"/></text:p>
      <text:p text:style-name="Standard"><text:a xlink:type="simple" xlink:href="https://apis.digital.gob.cl/dpa/" text:style-name="Internet_20_link" text:visited-style-name="Visited_20_Internet_20_Link">https://apis.digital.gob.cl/dpa/</text:a></text:p>
      <text:p text:style-name="P1">regiones cuidades y cmunas </text:p>
      <text:p text:style-name="P1"/>
      <text:p text:style-name="P1"><text:a xlink:type="simple" xlink:href="https://www.feriadosapp.com/api/" text:style-name="Internet_20_link" text:visited-style-name="Visited_20_Internet_20_Link">https://www.feriadosapp.com/api/</text:a></text:p>
      <text:p text:style-name="P2">feriados</text:p>
      <text:p text:style-name="P2"/>
      <text:p text:style-name="P3"><text:a xlink:type="simple" xlink:href="https://mindicador.cl/" text:style-name="Internet_20_link" text:visited-style-name="Visited_20_Internet_20_Link">https://mindicador.cl/</text:a></text:p>
      <text:p text:style-name="P4">indicadores económ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00:58:49.637280631</meta:creation-date>
    <dc:date>2019-12-29T01:06:45.114294464</dc:date>
    <meta:editing-duration>PT7M54S</meta:editing-duration>
    <meta:editing-cycles>3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8" meta:word-count="13" meta:character-count="213" meta:non-whitespace-character-count="207"/>
  </office:meta>
</office:document-meta>
</file>